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Trial Limit</text:p>
          </table:table-cell>
          <table:table-cell table:style-name="ce1" office:value-type="string" calcext:value-type="string">
            <text:p>Tested?</text:p>
          </table:table-cell>
          <table:table-cell table:style-name="ce1" office:value-type="string" calcext:value-type="string">
            <text:p>Has Gobbos?</text:p>
          </table:table-cell>
          <table:table-cell table:style-name="ce1" office:value-type="string" calcext:value-type="string">
            <text:p>Difficulty Bonus</text:p>
          </table:table-cell>
          <table:table-cell table:style-name="ce1" office:value-type="string" calcext:value-type="string">
            <text:p>World ID</text:p>
          </table:table-cell>
          <table:table-cell table:style-name="ce1" office:value-type="string" calcext:value-type="string">
            <text:p>JSON Entry</text:p>
          </table:table-cell>
          <table:table-cell table:style-name="ce1" office:value-type="string" calcext:value-type="string">
            <text:p>IDs to Level Codes JSON for Rich Presence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];&quot;&quot;&quot;: { &quot;&quot;id&quot;&quot;: &quot;;[.B2]; &quot;, &quot;&quot;name&quot;&quot;: &quot;&quot;&quot;; [.C2];&quot;&quot;&quot;, &quot;&quot;timeLimit&quot;&quot;: &quot;; [.D2]; &quot;, &quot;&quot;hasGobbos&quot;&quot;: &quot;;[.F2];&quot;, &quot;&quot;difficultyBonus&quot;&quot;: &quot;; [.G2];&quot;, &quot;&quot;worldId&quot;&quot;: &quot;;[.H2];&quot; },&quot;)" office:value-type="string" office:string-value="&quot;1-1&quot;: { &quot;id&quot;: 0x0, &quot;name&quot;: &quot;And So the Adventure Begins&quot;, &quot;timeLimit&quot;: 39, &quot;hasGobbos&quot;: 1, &quot;difficultyBonus&quot;: 0, &quot;worldId&quot;: 1 }," calcext:value-type="string">
            <text:p>"1-1": { "id": 0x0, "name": "And So the Adventure Begins", "timeLimit": 39, "hasGobbos": 1, "difficultyBonus": 0, "worldId": 1 },</text:p>
          </table:table-cell>
          <table:table-cell table:formula="of:=COM.MICROSOFT.CONCAT([.B2]; &quot;: &quot;; &quot;&quot;&quot;&quot;; [.A2]; &quot; - &quot;; [.C2]; &quot;&quot;&quot;,&quot;)" office:value-type="string" office:string-value="0x0: &quot;1-1 - And So the Adventure Begins&quot;," calcext:value-type="string">
            <text:p>0x0: "1-1 - And So the Adventure Begins"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];&quot;&quot;&quot;: { &quot;&quot;id&quot;&quot;: &quot;;[.B3]; &quot;, &quot;&quot;name&quot;&quot;: &quot;&quot;&quot;; [.C3];&quot;&quot;&quot;, &quot;&quot;timeLimit&quot;&quot;: &quot;; [.D3]; &quot;, &quot;&quot;hasGobbos&quot;&quot;: &quot;;[.F3];&quot;, &quot;&quot;difficultyBonus&quot;&quot;: &quot;; [.G3];&quot;, &quot;&quot;worldId&quot;&quot;: &quot;;[.H3];&quot; },&quot;)" office:value-type="string" office:string-value="&quot;1-2&quot;: { &quot;id&quot;: 0x1, &quot;name&quot;: &quot;Underground Overground&quot;, &quot;timeLimit&quot;: 41, &quot;hasGobbos&quot;: 1, &quot;difficultyBonus&quot;: 0, &quot;worldId&quot;: 1 }," calcext:value-type="string">
            <text:p>"1-2": { "id": 0x1, "name": "Underground Overground", "timeLimit": 41, "hasGobbos": 1, "difficultyBonus": 0, "worldId": 1 },</text:p>
          </table:table-cell>
          <table:table-cell table:formula="of:=COM.MICROSOFT.CONCAT([.B3]; &quot;: &quot;; &quot;&quot;&quot;&quot;; [.A3]; &quot; - &quot;; [.C3]; &quot;&quot;&quot;,&quot;)" office:value-type="string" office:string-value="0x1: &quot;1-2 - Underground Overground&quot;," calcext:value-type="string">
            <text:p>0x1: "1-2 - Underground Overground"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];&quot;&quot;&quot;: { &quot;&quot;id&quot;&quot;: &quot;;[.B4]; &quot;, &quot;&quot;name&quot;&quot;: &quot;&quot;&quot;; [.C4];&quot;&quot;&quot;, &quot;&quot;timeLimit&quot;&quot;: &quot;; [.D4]; &quot;, &quot;&quot;hasGobbos&quot;&quot;: &quot;;[.F4];&quot;, &quot;&quot;difficultyBonus&quot;&quot;: &quot;; [.G4];&quot;, &quot;&quot;worldId&quot;&quot;: &quot;;[.H4];&quot; },&quot;)" office:value-type="string" office:string-value="&quot;1-3&quot;: { &quot;id&quot;: 0x2, &quot;name&quot;: &quot;Shoutin’ Lava Lava Lava&quot;, &quot;timeLimit&quot;: 48, &quot;hasGobbos&quot;: 1, &quot;difficultyBonus&quot;: 0, &quot;worldId&quot;: 1 }," calcext:value-type="string">
            <text:p>"1-3": { "id": 0x2, "name": "Shoutin’ Lava Lava Lava", "timeLimit": 48, "hasGobbos": 1, "difficultyBonus": 0, "worldId": 1 },</text:p>
          </table:table-cell>
          <table:table-cell table:formula="of:=COM.MICROSOFT.CONCAT([.B4]; &quot;: &quot;; &quot;&quot;&quot;&quot;; [.A4]; &quot; - &quot;; [.C4]; &quot;&quot;&quot;,&quot;)" office:value-type="string" office:string-value="0x2: &quot;1-3 - Shoutin’ Lava Lava Lava&quot;," calcext:value-type="string">
            <text:p>0x2: "1-3 - Shoutin’ Lava Lava Lava"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5];&quot;&quot;&quot;: { &quot;&quot;id&quot;&quot;: &quot;;[.B5]; &quot;, &quot;&quot;name&quot;&quot;: &quot;&quot;&quot;; [.C5];&quot;&quot;&quot;, &quot;&quot;timeLimit&quot;&quot;: &quot;; [.D5]; &quot;, &quot;&quot;hasGobbos&quot;&quot;: &quot;;[.F5];&quot;, &quot;&quot;difficultyBonus&quot;&quot;: &quot;; [.G5];&quot;, &quot;&quot;worldId&quot;&quot;: &quot;;[.H5];&quot; },&quot;)" office:value-type="string" office:string-value="&quot;1-B1&quot;: { &quot;id&quot;: 0x3, &quot;name&quot;: &quot;Lair of the Feeble&quot;, &quot;timeLimit&quot;: 0, &quot;hasGobbos&quot;: 0, &quot;difficultyBonus&quot;: 0, &quot;worldId&quot;: 1 }," calcext:value-type="string">
            <text:p>"1-B1": { "id": 0x3, "name": "Lair of the Feeble", "timeLimit": 0, "hasGobbos": 0, "difficultyBonus": 0, "worldId": 1 },</text:p>
          </table:table-cell>
          <table:table-cell table:formula="of:=COM.MICROSOFT.CONCAT([.B5]; &quot;: &quot;; &quot;&quot;&quot;&quot;; [.A5]; &quot; - &quot;; [.C5]; &quot;&quot;&quot;,&quot;)" office:value-type="string" office:string-value="0x3: &quot;1-B1 - Lair of the Feeble&quot;," calcext:value-type="string">
            <text:p>0x3: "1-B1 - Lair of the Feeble"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6];&quot;&quot;&quot;: { &quot;&quot;id&quot;&quot;: &quot;;[.B6]; &quot;, &quot;&quot;name&quot;&quot;: &quot;&quot;&quot;; [.C6];&quot;&quot;&quot;, &quot;&quot;timeLimit&quot;&quot;: &quot;; [.D6]; &quot;, &quot;&quot;hasGobbos&quot;&quot;: &quot;;[.F6];&quot;, &quot;&quot;difficultyBonus&quot;&quot;: &quot;; [.G6];&quot;, &quot;&quot;worldId&quot;&quot;: &quot;;[.H6];&quot; },&quot;)" office:value-type="string" office:string-value="&quot;1-S1&quot;: { &quot;id&quot;: 0x4, &quot;name&quot;: &quot;The Curvy Caverns&quot;, &quot;timeLimit&quot;: 84, &quot;hasGobbos&quot;: 0, &quot;difficultyBonus&quot;: 0, &quot;worldId&quot;: 1 }," calcext:value-type="string">
            <text:p>"1-S1": { "id": 0x4, "name": "The Curvy Caverns", "timeLimit": 84, "hasGobbos": 0, "difficultyBonus": 0, "worldId": 1 },</text:p>
          </table:table-cell>
          <table:table-cell table:formula="of:=COM.MICROSOFT.CONCAT([.B6]; &quot;: &quot;; &quot;&quot;&quot;&quot;; [.A6]; &quot; - &quot;; [.C6]; &quot;&quot;&quot;,&quot;)" office:value-type="string" office:string-value="0x4: &quot;1-S1 - The Curvy Caverns&quot;," calcext:value-type="string">
            <text:p>0x4: "1-S1 - The Curvy Caverns"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7];&quot;&quot;&quot;: { &quot;&quot;id&quot;&quot;: &quot;;[.B7]; &quot;, &quot;&quot;name&quot;&quot;: &quot;&quot;&quot;; [.C7];&quot;&quot;&quot;, &quot;&quot;timeLimit&quot;&quot;: &quot;; [.D7]; &quot;, &quot;&quot;hasGobbos&quot;&quot;: &quot;;[.F7];&quot;, &quot;&quot;difficultyBonus&quot;&quot;: &quot;; [.G7];&quot;, &quot;&quot;worldId&quot;&quot;: &quot;;[.H7];&quot; },&quot;)" office:value-type="string" office:string-value="&quot;1-4&quot;: { &quot;id&quot;: 0x5, &quot;name&quot;: &quot;The Tumbling Dantini&quot;, &quot;timeLimit&quot;: 52, &quot;hasGobbos&quot;: 1, &quot;difficultyBonus&quot;: 0, &quot;worldId&quot;: 1 }," calcext:value-type="string">
            <text:p>"1-4": { "id": 0x5, "name": "The Tumbling Dantini", "timeLimit": 52, "hasGobbos": 1, "difficultyBonus": 0, "worldId": 1 },</text:p>
          </table:table-cell>
          <table:table-cell table:formula="of:=COM.MICROSOFT.CONCAT([.B7]; &quot;: &quot;; &quot;&quot;&quot;&quot;; [.A7]; &quot; - &quot;; [.C7]; &quot;&quot;&quot;,&quot;)" office:value-type="string" office:string-value="0x5: &quot;1-4 - The Tumbling Dantini&quot;," calcext:value-type="string">
            <text:p>0x5: "1-4 - The Tumbling Dantini"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8];&quot;&quot;&quot;: { &quot;&quot;id&quot;&quot;: &quot;;[.B8]; &quot;, &quot;&quot;name&quot;&quot;: &quot;&quot;&quot;; [.C8];&quot;&quot;&quot;, &quot;&quot;timeLimit&quot;&quot;: &quot;; [.D8]; &quot;, &quot;&quot;hasGobbos&quot;&quot;: &quot;;[.F8];&quot;, &quot;&quot;difficultyBonus&quot;&quot;: &quot;; [.G8];&quot;, &quot;&quot;worldId&quot;&quot;: &quot;;[.H8];&quot; },&quot;)" office:value-type="string" office:string-value="&quot;1-5&quot;: { &quot;id&quot;: 0x6, &quot;name&quot;: &quot;Cave Fear&quot;, &quot;timeLimit&quot;: 45, &quot;hasGobbos&quot;: 1, &quot;difficultyBonus&quot;: 0, &quot;worldId&quot;: 1 }," calcext:value-type="string">
            <text:p>"1-5": { "id": 0x6, "name": "Cave Fear", "timeLimit": 45, "hasGobbos": 1, "difficultyBonus": 0, "worldId": 1 },</text:p>
          </table:table-cell>
          <table:table-cell table:formula="of:=COM.MICROSOFT.CONCAT([.B8]; &quot;: &quot;; &quot;&quot;&quot;&quot;; [.A8]; &quot; - &quot;; [.C8]; &quot;&quot;&quot;,&quot;)" office:value-type="string" office:string-value="0x6: &quot;1-5 - Cave Fear&quot;," calcext:value-type="string">
            <text:p>0x6: "1-5 - Cave Fear"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9];&quot;&quot;&quot;: { &quot;&quot;id&quot;&quot;: &quot;;[.B9]; &quot;, &quot;&quot;name&quot;&quot;: &quot;&quot;&quot;; [.C9];&quot;&quot;&quot;, &quot;&quot;timeLimit&quot;&quot;: &quot;; [.D9]; &quot;, &quot;&quot;hasGobbos&quot;&quot;: &quot;;[.F9];&quot;, &quot;&quot;difficultyBonus&quot;&quot;: &quot;; [.G9];&quot;, &quot;&quot;worldId&quot;&quot;: &quot;;[.H9];&quot; },&quot;)" office:value-type="string" office:string-value="&quot;1-6&quot;: { &quot;id&quot;: 0x7, &quot;name&quot;: &quot;Darkness Descends&quot;, &quot;timeLimit&quot;: 66, &quot;hasGobbos&quot;: 1, &quot;difficultyBonus&quot;: 0, &quot;worldId&quot;: 1 }," calcext:value-type="string">
            <text:p>"1-6": { "id": 0x7, "name": "Darkness Descends", "timeLimit": 66, "hasGobbos": 1, "difficultyBonus": 0, "worldId": 1 },</text:p>
          </table:table-cell>
          <table:table-cell table:formula="of:=COM.MICROSOFT.CONCAT([.B9]; &quot;: &quot;; &quot;&quot;&quot;&quot;; [.A9]; &quot; - &quot;; [.C9]; &quot;&quot;&quot;,&quot;)" office:value-type="string" office:string-value="0x7: &quot;1-6 - Darkness Descends&quot;," calcext:value-type="string">
            <text:p>0x7: "1-6 - Darkness Descends"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0];&quot;&quot;&quot;: { &quot;&quot;id&quot;&quot;: &quot;;[.B10]; &quot;, &quot;&quot;name&quot;&quot;: &quot;&quot;&quot;; [.C10];&quot;&quot;&quot;, &quot;&quot;timeLimit&quot;&quot;: &quot;; [.D10]; &quot;, &quot;&quot;hasGobbos&quot;&quot;: &quot;;[.F10];&quot;, &quot;&quot;difficultyBonus&quot;&quot;: &quot;; [.G10];&quot;, &quot;&quot;worldId&quot;&quot;: &quot;;[.H10];&quot; },&quot;)" office:value-type="string" office:string-value="&quot;1-B2&quot;: { &quot;id&quot;: 0x8, &quot;name&quot;: &quot;Fight Night with Flibby&quot;, &quot;timeLimit&quot;: 0, &quot;hasGobbos&quot;: 0, &quot;difficultyBonus&quot;: 0, &quot;worldId&quot;: 1 }," calcext:value-type="string">
            <text:p>"1-B2": { "id": 0x8, "name": "Fight Night with Flibby", "timeLimit": 0, "hasGobbos": 0, "difficultyBonus": 0, "worldId": 1 },</text:p>
          </table:table-cell>
          <table:table-cell table:formula="of:=COM.MICROSOFT.CONCAT([.B10]; &quot;: &quot;; &quot;&quot;&quot;&quot;; [.A10]; &quot; - &quot;; [.C10]; &quot;&quot;&quot;,&quot;)" office:value-type="string" office:string-value="0x8: &quot;1-B2 - Fight Night with Flibby&quot;," calcext:value-type="string">
            <text:p>0x8: "1-B2 - Fight Night with Flibby"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1];&quot;&quot;&quot;: { &quot;&quot;id&quot;&quot;: &quot;;[.B11]; &quot;, &quot;&quot;name&quot;&quot;: &quot;&quot;&quot;; [.C11];&quot;&quot;&quot;, &quot;&quot;timeLimit&quot;&quot;: &quot;; [.D11]; &quot;, &quot;&quot;hasGobbos&quot;&quot;: &quot;;[.F11];&quot;, &quot;&quot;difficultyBonus&quot;&quot;: &quot;; [.G11];&quot;, &quot;&quot;worldId&quot;&quot;: &quot;;[.H11];&quot; },&quot;)" office:value-type="string" office:string-value="&quot;1-S2&quot;: { &quot;id&quot;: 0x9, &quot;name&quot;: &quot;The Twisty Tunnels&quot;, &quot;timeLimit&quot;: 65, &quot;hasGobbos&quot;: 0, &quot;difficultyBonus&quot;: 0, &quot;worldId&quot;: 1 }," calcext:value-type="string">
            <text:p>"1-S2": { "id": 0x9, "name": "The Twisty Tunnels", "timeLimit": 65, "hasGobbos": 0, "difficultyBonus": 0, "worldId": 1 },</text:p>
          </table:table-cell>
          <table:table-cell table:formula="of:=COM.MICROSOFT.CONCAT([.B11]; &quot;: &quot;; &quot;&quot;&quot;&quot;; [.A11]; &quot; - &quot;; [.C11]; &quot;&quot;&quot;,&quot;)" office:value-type="string" office:string-value="0x9: &quot;1-S2 - The Twisty Tunnels&quot;," calcext:value-type="string">
            <text:p>0x9: "1-S2 - The Twisty Tunnels"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12];&quot;&quot;&quot;: { &quot;&quot;id&quot;&quot;: &quot;;[.B12]; &quot;, &quot;&quot;name&quot;&quot;: &quot;&quot;&quot;; [.C12];&quot;&quot;&quot;, &quot;&quot;timeLimit&quot;&quot;: &quot;; [.D12]; &quot;, &quot;&quot;hasGobbos&quot;&quot;: &quot;;[.F12];&quot;, &quot;&quot;difficultyBonus&quot;&quot;: &quot;; [.G12];&quot;, &quot;&quot;worldId&quot;&quot;: &quot;;[.H12];&quot; },&quot;)" office:value-type="string" office:string-value="&quot;2-1&quot;: { &quot;id&quot;: 0xa, &quot;name&quot;: &quot;The Ice of Life&quot;, &quot;timeLimit&quot;: 66, &quot;hasGobbos&quot;: 1, &quot;difficultyBonus&quot;: 0, &quot;worldId&quot;: 2 }," calcext:value-type="string">
            <text:p>"2-1": { "id": 0xa, "name": "The Ice of Life", "timeLimit": 66, "hasGobbos": 1, "difficultyBonus": 0, "worldId": 2 },</text:p>
          </table:table-cell>
          <table:table-cell table:formula="of:=COM.MICROSOFT.CONCAT([.B12]; &quot;: &quot;; &quot;&quot;&quot;&quot;; [.A12]; &quot; - &quot;; [.C12]; &quot;&quot;&quot;,&quot;)" office:value-type="string" office:string-value="0xa: &quot;2-1 - The Ice of Life&quot;," calcext:value-type="string">
            <text:p>0xa: "2-1 - The Ice of Life"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13];&quot;&quot;&quot;: { &quot;&quot;id&quot;&quot;: &quot;;[.B13]; &quot;, &quot;&quot;name&quot;&quot;: &quot;&quot;&quot;; [.C13];&quot;&quot;&quot;, &quot;&quot;timeLimit&quot;&quot;: &quot;; [.D13]; &quot;, &quot;&quot;hasGobbos&quot;&quot;: &quot;;[.F13];&quot;, &quot;&quot;difficultyBonus&quot;&quot;: &quot;; [.G13];&quot;, &quot;&quot;worldId&quot;&quot;: &quot;;[.H13];&quot; },&quot;)" office:value-type="string" office:string-value="&quot;2-2&quot;: { &quot;id&quot;: 0xb, &quot;name&quot;: &quot;Be Wheely Careful&quot;, &quot;timeLimit&quot;: 83, &quot;hasGobbos&quot;: 1, &quot;difficultyBonus&quot;: 0, &quot;worldId&quot;: 2 }," calcext:value-type="string">
            <text:p>"2-2": { "id": 0xb, "name": "Be Wheely Careful", "timeLimit": 83, "hasGobbos": 1, "difficultyBonus": 0, "worldId": 2 },</text:p>
          </table:table-cell>
          <table:table-cell table:formula="of:=COM.MICROSOFT.CONCAT([.B13]; &quot;: &quot;; &quot;&quot;&quot;&quot;; [.A13]; &quot; - &quot;; [.C13]; &quot;&quot;&quot;,&quot;)" office:value-type="string" office:string-value="0xb: &quot;2-2 - Be Wheely Careful&quot;," calcext:value-type="string">
            <text:p>0xb: "2-2 - Be Wheely Careful",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14];&quot;&quot;&quot;: { &quot;&quot;id&quot;&quot;: &quot;;[.B14]; &quot;, &quot;&quot;name&quot;&quot;: &quot;&quot;&quot;; [.C14];&quot;&quot;&quot;, &quot;&quot;timeLimit&quot;&quot;: &quot;; [.D14]; &quot;, &quot;&quot;hasGobbos&quot;&quot;: &quot;;[.F14];&quot;, &quot;&quot;difficultyBonus&quot;&quot;: &quot;; [.G14];&quot;, &quot;&quot;worldId&quot;&quot;: &quot;;[.H14];&quot; },&quot;)" office:value-type="string" office:string-value="&quot;2-3&quot;: { &quot;id&quot;: 0xc, &quot;name&quot;: &quot;Riot Brrrrr&quot;, &quot;timeLimit&quot;: 92, &quot;hasGobbos&quot;: 1, &quot;difficultyBonus&quot;: 0, &quot;worldId&quot;: 2 }," calcext:value-type="string">
            <text:p>"2-3": { "id": 0xc, "name": "Riot Brrrrr", "timeLimit": 92, "hasGobbos": 1, "difficultyBonus": 0, "worldId": 2 },</text:p>
          </table:table-cell>
          <table:table-cell table:formula="of:=COM.MICROSOFT.CONCAT([.B14]; &quot;: &quot;; &quot;&quot;&quot;&quot;; [.A14]; &quot; - &quot;; [.C14]; &quot;&quot;&quot;,&quot;)" office:value-type="string" office:string-value="0xc: &quot;2-3 - Riot Brrrrr&quot;," calcext:value-type="string">
            <text:p>0xc: "2-3 - Riot Brrrrr",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15];&quot;&quot;&quot;: { &quot;&quot;id&quot;&quot;: &quot;;[.B15]; &quot;, &quot;&quot;name&quot;&quot;: &quot;&quot;&quot;; [.C15];&quot;&quot;&quot;, &quot;&quot;timeLimit&quot;&quot;: &quot;; [.D15]; &quot;, &quot;&quot;hasGobbos&quot;&quot;: &quot;;[.F15];&quot;, &quot;&quot;difficultyBonus&quot;&quot;: &quot;; [.G15];&quot;, &quot;&quot;worldId&quot;&quot;: &quot;;[.H15];&quot; },&quot;)" office:value-type="string" office:string-value="&quot;2-B1&quot;: { &quot;id&quot;: 0xd, &quot;name&quot;: &quot;Chumly’s Snow Den&quot;, &quot;timeLimit&quot;: 0, &quot;hasGobbos&quot;: 0, &quot;difficultyBonus&quot;: 0, &quot;worldId&quot;: 2 }," calcext:value-type="string">
            <text:p>"2-B1": { "id": 0xd, "name": "Chumly’s Snow Den", "timeLimit": 0, "hasGobbos": 0, "difficultyBonus": 0, "worldId": 2 },</text:p>
          </table:table-cell>
          <table:table-cell table:formula="of:=COM.MICROSOFT.CONCAT([.B15]; &quot;: &quot;; &quot;&quot;&quot;&quot;; [.A15]; &quot; - &quot;; [.C15]; &quot;&quot;&quot;,&quot;)" office:value-type="string" office:string-value="0xd: &quot;2-B1 - Chumly’s Snow Den&quot;," calcext:value-type="string">
            <text:p>0xd: "2-B1 - Chumly’s Snow Den"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16];&quot;&quot;&quot;: { &quot;&quot;id&quot;&quot;: &quot;;[.B16]; &quot;, &quot;&quot;name&quot;&quot;: &quot;&quot;&quot;; [.C16];&quot;&quot;&quot;, &quot;&quot;timeLimit&quot;&quot;: &quot;; [.D16]; &quot;, &quot;&quot;hasGobbos&quot;&quot;: &quot;;[.F16];&quot;, &quot;&quot;difficultyBonus&quot;&quot;: &quot;; [.G16];&quot;, &quot;&quot;worldId&quot;&quot;: &quot;;[.H16];&quot; },&quot;)" office:value-type="string" office:string-value="&quot;2-S1&quot;: { &quot;id&quot;: 0xe, &quot;name&quot;: &quot;Clouds of Ice&quot;, &quot;timeLimit&quot;: 83, &quot;hasGobbos&quot;: 0, &quot;difficultyBonus&quot;: 0, &quot;worldId&quot;: 2 }," calcext:value-type="string">
            <text:p>"2-S1": { "id": 0xe, "name": "Clouds of Ice", "timeLimit": 83, "hasGobbos": 0, "difficultyBonus": 0, "worldId": 2 },</text:p>
          </table:table-cell>
          <table:table-cell table:formula="of:=COM.MICROSOFT.CONCAT([.B16]; &quot;: &quot;; &quot;&quot;&quot;&quot;; [.A16]; &quot; - &quot;; [.C16]; &quot;&quot;&quot;,&quot;)" office:value-type="string" office:string-value="0xe: &quot;2-S1 - Clouds of Ice&quot;," calcext:value-type="string">
            <text:p>0xe: "2-S1 - Clouds of Ice",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17];&quot;&quot;&quot;: { &quot;&quot;id&quot;&quot;: &quot;;[.B17]; &quot;, &quot;&quot;name&quot;&quot;: &quot;&quot;&quot;; [.C17];&quot;&quot;&quot;, &quot;&quot;timeLimit&quot;&quot;: &quot;; [.D17]; &quot;, &quot;&quot;hasGobbos&quot;&quot;: &quot;;[.F17];&quot;, &quot;&quot;difficultyBonus&quot;&quot;: &quot;; [.G17];&quot;, &quot;&quot;worldId&quot;&quot;: &quot;;[.H17];&quot; },&quot;)" office:value-type="string" office:string-value="&quot;2-4&quot;: { &quot;id&quot;: 0xf, &quot;name&quot;: &quot;I Snow Him So Well&quot;, &quot;timeLimit&quot;: 122, &quot;hasGobbos&quot;: 1, &quot;difficultyBonus&quot;: 0, &quot;worldId&quot;: 2 }," calcext:value-type="string">
            <text:p>"2-4": { "id": 0xf, "name": "I Snow Him So Well", "timeLimit": 122, "hasGobbos": 1, "difficultyBonus": 0, "worldId": 2 },</text:p>
          </table:table-cell>
          <table:table-cell table:formula="of:=COM.MICROSOFT.CONCAT([.B17]; &quot;: &quot;; &quot;&quot;&quot;&quot;; [.A17]; &quot; - &quot;; [.C17]; &quot;&quot;&quot;,&quot;)" office:value-type="string" office:string-value="0xf: &quot;2-4 - I Snow Him So Well&quot;," calcext:value-type="string">
            <text:p>0xf: "2-4 - I Snow Him So Well",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18];&quot;&quot;&quot;: { &quot;&quot;id&quot;&quot;: &quot;;[.B18]; &quot;, &quot;&quot;name&quot;&quot;: &quot;&quot;&quot;; [.C18];&quot;&quot;&quot;, &quot;&quot;timeLimit&quot;&quot;: &quot;; [.D18]; &quot;, &quot;&quot;hasGobbos&quot;&quot;: &quot;;[.F18];&quot;, &quot;&quot;difficultyBonus&quot;&quot;: &quot;; [.G18];&quot;, &quot;&quot;worldId&quot;&quot;: &quot;;[.H18];&quot; },&quot;)" office:value-type="string" office:string-value="&quot;2-5&quot;: { &quot;id&quot;: 0x10, &quot;name&quot;: &quot;Say No Snow&quot;, &quot;timeLimit&quot;: 104, &quot;hasGobbos&quot;: 1, &quot;difficultyBonus&quot;: 0, &quot;worldId&quot;: 2 }," calcext:value-type="string">
            <text:p>"2-5": { "id": 0x10, "name": "Say No Snow", "timeLimit": 104, "hasGobbos": 1, "difficultyBonus": 0, "worldId": 2 },</text:p>
          </table:table-cell>
          <table:table-cell table:formula="of:=COM.MICROSOFT.CONCAT([.B18]; &quot;: &quot;; &quot;&quot;&quot;&quot;; [.A18]; &quot; - &quot;; [.C18]; &quot;&quot;&quot;,&quot;)" office:value-type="string" office:string-value="0x10: &quot;2-5 - Say No Snow&quot;," calcext:value-type="string">
            <text:p>0x10: "2-5 - Say No Snow",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19];&quot;&quot;&quot;: { &quot;&quot;id&quot;&quot;: &quot;;[.B19]; &quot;, &quot;&quot;name&quot;&quot;: &quot;&quot;&quot;; [.C19];&quot;&quot;&quot;, &quot;&quot;timeLimit&quot;&quot;: &quot;; [.D19]; &quot;, &quot;&quot;hasGobbos&quot;&quot;: &quot;;[.F19];&quot;, &quot;&quot;difficultyBonus&quot;&quot;: &quot;; [.G19];&quot;, &quot;&quot;worldId&quot;&quot;: &quot;;[.H19];&quot; },&quot;)" office:value-type="string" office:string-value="&quot;2-6&quot;: { &quot;id&quot;: 0x11, &quot;name&quot;: &quot;License to Chill&quot;, &quot;timeLimit&quot;: 82, &quot;hasGobbos&quot;: 1, &quot;difficultyBonus&quot;: 0, &quot;worldId&quot;: 2 }," calcext:value-type="string">
            <text:p>"2-6": { "id": 0x11, "name": "License to Chill", "timeLimit": 82, "hasGobbos": 1, "difficultyBonus": 0, "worldId": 2 },</text:p>
          </table:table-cell>
          <table:table-cell table:formula="of:=COM.MICROSOFT.CONCAT([.B19]; &quot;: &quot;; &quot;&quot;&quot;&quot;; [.A19]; &quot; - &quot;; [.C19]; &quot;&quot;&quot;,&quot;)" office:value-type="string" office:string-value="0x11: &quot;2-6 - License to Chill&quot;," calcext:value-type="string">
            <text:p>0x11: "2-6 - License to Chill",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20];&quot;&quot;&quot;: { &quot;&quot;id&quot;&quot;: &quot;;[.B20]; &quot;, &quot;&quot;name&quot;&quot;: &quot;&quot;&quot;; [.C20];&quot;&quot;&quot;, &quot;&quot;timeLimit&quot;&quot;: &quot;; [.D20]; &quot;, &quot;&quot;hasGobbos&quot;&quot;: &quot;;[.F20];&quot;, &quot;&quot;difficultyBonus&quot;&quot;: &quot;; [.G20];&quot;, &quot;&quot;worldId&quot;&quot;: &quot;;[.H20];&quot; },&quot;)" office:value-type="string" office:string-value="&quot;2-B2&quot;: { &quot;id&quot;: 0x12, &quot;name&quot;: &quot;Demon Itsy’s Ice Palace&quot;, &quot;timeLimit&quot;: 0, &quot;hasGobbos&quot;: 0, &quot;difficultyBonus&quot;: 0, &quot;worldId&quot;: 2 }," calcext:value-type="string">
            <text:p>"2-B2": { "id": 0x12, "name": "Demon Itsy’s Ice Palace", "timeLimit": 0, "hasGobbos": 0, "difficultyBonus": 0, "worldId": 2 },</text:p>
          </table:table-cell>
          <table:table-cell table:formula="of:=COM.MICROSOFT.CONCAT([.B20]; &quot;: &quot;; &quot;&quot;&quot;&quot;; [.A20]; &quot; - &quot;; [.C20]; &quot;&quot;&quot;,&quot;)" office:value-type="string" office:string-value="0x12: &quot;2-B2 - Demon Itsy’s Ice Palace&quot;," calcext:value-type="string">
            <text:p>0x12: "2-B2 - Demon Itsy’s Ice Palace"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21];&quot;&quot;&quot;: { &quot;&quot;id&quot;&quot;: &quot;;[.B21]; &quot;, &quot;&quot;name&quot;&quot;: &quot;&quot;&quot;; [.C21];&quot;&quot;&quot;, &quot;&quot;timeLimit&quot;&quot;: &quot;; [.D21]; &quot;, &quot;&quot;hasGobbos&quot;&quot;: &quot;;[.F21];&quot;, &quot;&quot;difficultyBonus&quot;&quot;: &quot;; [.G21];&quot;, &quot;&quot;worldId&quot;&quot;: &quot;;[.H21];&quot; },&quot;)" office:value-type="string" office:string-value="&quot;2-S2&quot;: { &quot;id&quot;: 0x13, &quot;name&quot;: &quot;Ice Bridge to Eternity&quot;, &quot;timeLimit&quot;: 91, &quot;hasGobbos&quot;: 0, &quot;difficultyBonus&quot;: 0, &quot;worldId&quot;: 2 }," calcext:value-type="string">
            <text:p>"2-S2": { "id": 0x13, "name": "Ice Bridge to Eternity", "timeLimit": 91, "hasGobbos": 0, "difficultyBonus": 0, "worldId": 2 },</text:p>
          </table:table-cell>
          <table:table-cell table:formula="of:=COM.MICROSOFT.CONCAT([.B21]; &quot;: &quot;; &quot;&quot;&quot;&quot;; [.A21]; &quot; - &quot;; [.C21]; &quot;&quot;&quot;,&quot;)" office:value-type="string" office:string-value="0x13: &quot;2-S2 - Ice Bridge to Eternity&quot;," calcext:value-type="string">
            <text:p>0x13: "2-S2 - Ice Bridge to Eternity",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22];&quot;&quot;&quot;: { &quot;&quot;id&quot;&quot;: &quot;;[.B22]; &quot;, &quot;&quot;name&quot;&quot;: &quot;&quot;&quot;; [.C22];&quot;&quot;&quot;, &quot;&quot;timeLimit&quot;&quot;: &quot;; [.D22]; &quot;, &quot;&quot;hasGobbos&quot;&quot;: &quot;;[.F22];&quot;, &quot;&quot;difficultyBonus&quot;&quot;: &quot;; [.G22];&quot;, &quot;&quot;worldId&quot;&quot;: &quot;;[.H22];&quot; },&quot;)" office:value-type="string" office:string-value="&quot;3-1&quot;: { &quot;id&quot;: 0x14, &quot;name&quot;: &quot;Lights, Camel, Action!&quot;, &quot;timeLimit&quot;: 74, &quot;hasGobbos&quot;: 1, &quot;difficultyBonus&quot;: 0, &quot;worldId&quot;: 3 }," calcext:value-type="string">
            <text:p>"3-1": { "id": 0x14, "name": "Lights, Camel, Action!", "timeLimit": 74, "hasGobbos": 1, "difficultyBonus": 0, "worldId": 3 },</text:p>
          </table:table-cell>
          <table:table-cell table:formula="of:=COM.MICROSOFT.CONCAT([.B22]; &quot;: &quot;; &quot;&quot;&quot;&quot;; [.A22]; &quot; - &quot;; [.C22]; &quot;&quot;&quot;,&quot;)" office:value-type="string" office:string-value="0x14: &quot;3-1 - Lights, Camel, Action!&quot;," calcext:value-type="string">
            <text:p>0x14: "3-1 - Lights, Camel, Action!",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23];&quot;&quot;&quot;: { &quot;&quot;id&quot;&quot;: &quot;;[.B23]; &quot;, &quot;&quot;name&quot;&quot;: &quot;&quot;&quot;; [.C23];&quot;&quot;&quot;, &quot;&quot;timeLimit&quot;&quot;: &quot;; [.D23]; &quot;, &quot;&quot;hasGobbos&quot;&quot;: &quot;;[.F23];&quot;, &quot;&quot;difficultyBonus&quot;&quot;: &quot;; [.G23];&quot;, &quot;&quot;worldId&quot;&quot;: &quot;;[.H23];&quot; },&quot;)" office:value-type="string" office:string-value="&quot;3-2&quot;: { &quot;id&quot;: 0x15, &quot;name&quot;: &quot;Mud Pit Mania&quot;, &quot;timeLimit&quot;: 108, &quot;hasGobbos&quot;: 1, &quot;difficultyBonus&quot;: 0, &quot;worldId&quot;: 3 }," calcext:value-type="string">
            <text:p>"3-2": { "id": 0x15, "name": "Mud Pit Mania", "timeLimit": 108, "hasGobbos": 1, "difficultyBonus": 0, "worldId": 3 },</text:p>
          </table:table-cell>
          <table:table-cell table:formula="of:=COM.MICROSOFT.CONCAT([.B23]; &quot;: &quot;; &quot;&quot;&quot;&quot;; [.A23]; &quot; - &quot;; [.C23]; &quot;&quot;&quot;,&quot;)" office:value-type="string" office:string-value="0x15: &quot;3-2 - Mud Pit Mania&quot;," calcext:value-type="string">
            <text:p>0x15: "3-2 - Mud Pit Mania",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24];&quot;&quot;&quot;: { &quot;&quot;id&quot;&quot;: &quot;;[.B24]; &quot;, &quot;&quot;name&quot;&quot;: &quot;&quot;&quot;; [.C24];&quot;&quot;&quot;, &quot;&quot;timeLimit&quot;&quot;: &quot;; [.D24]; &quot;, &quot;&quot;hasGobbos&quot;&quot;: &quot;;[.F24];&quot;, &quot;&quot;difficultyBonus&quot;&quot;: &quot;; [.G24];&quot;, &quot;&quot;worldId&quot;&quot;: &quot;;[.H24];&quot; },&quot;)" office:value-type="string" office:string-value="&quot;3-3&quot;: { &quot;id&quot;: 0x16, &quot;name&quot;: &quot;Goin’ Underground&quot;, &quot;timeLimit&quot;: 142, &quot;hasGobbos&quot;: 1, &quot;difficultyBonus&quot;: 0, &quot;worldId&quot;: 3 }," calcext:value-type="string">
            <text:p>"3-3": { "id": 0x16, "name": "Goin’ Underground", "timeLimit": 142, "hasGobbos": 1, "difficultyBonus": 0, "worldId": 3 },</text:p>
          </table:table-cell>
          <table:table-cell table:formula="of:=COM.MICROSOFT.CONCAT([.B24]; &quot;: &quot;; &quot;&quot;&quot;&quot;; [.A24]; &quot; - &quot;; [.C24]; &quot;&quot;&quot;,&quot;)" office:value-type="string" office:string-value="0x16: &quot;3-3 - Goin’ Underground&quot;," calcext:value-type="string">
            <text:p>0x16: "3-3 - Goin’ Underground",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25];&quot;&quot;&quot;: { &quot;&quot;id&quot;&quot;: &quot;;[.B25]; &quot;, &quot;&quot;name&quot;&quot;: &quot;&quot;&quot;; [.C25];&quot;&quot;&quot;, &quot;&quot;timeLimit&quot;&quot;: &quot;; [.D25]; &quot;, &quot;&quot;hasGobbos&quot;&quot;: &quot;;[.F25];&quot;, &quot;&quot;difficultyBonus&quot;&quot;: &quot;; [.G25];&quot;, &quot;&quot;worldId&quot;&quot;: &quot;;[.H25];&quot; },&quot;)" office:value-type="string" office:string-value="&quot;3-B1&quot;: { &quot;id&quot;: 0x17, &quot;name&quot;: &quot;The Deadly Tank of Neptuna&quot;, &quot;timeLimit&quot;: 0, &quot;hasGobbos&quot;: 0, &quot;difficultyBonus&quot;: 0, &quot;worldId&quot;: 3 }," calcext:value-type="string">
            <text:p>"3-B1": { "id": 0x17, "name": "The Deadly Tank of Neptuna", "timeLimit": 0, "hasGobbos": 0, "difficultyBonus": 0, "worldId": 3 },</text:p>
          </table:table-cell>
          <table:table-cell table:formula="of:=COM.MICROSOFT.CONCAT([.B25]; &quot;: &quot;; &quot;&quot;&quot;&quot;; [.A25]; &quot; - &quot;; [.C25]; &quot;&quot;&quot;,&quot;)" office:value-type="string" office:string-value="0x17: &quot;3-B1 - The Deadly Tank of Neptuna&quot;," calcext:value-type="string">
            <text:p>0x17: "3-B1 - The Deadly Tank of Neptuna"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26];&quot;&quot;&quot;: { &quot;&quot;id&quot;&quot;: &quot;;[.B26]; &quot;, &quot;&quot;name&quot;&quot;: &quot;&quot;&quot;; [.C26];&quot;&quot;&quot;, &quot;&quot;timeLimit&quot;&quot;: &quot;; [.D26]; &quot;, &quot;&quot;hasGobbos&quot;&quot;: &quot;;[.F26];&quot;, &quot;&quot;difficultyBonus&quot;&quot;: &quot;; [.G26];&quot;, &quot;&quot;worldId&quot;&quot;: &quot;;[.H26];&quot; },&quot;)" office:value-type="string" office:string-value="&quot;3-S1&quot;: { &quot;id&quot;: 0x18, &quot;name&quot;: &quot;Arabian Heights&quot;, &quot;timeLimit&quot;: 123, &quot;hasGobbos&quot;: 0, &quot;difficultyBonus&quot;: 1, &quot;worldId&quot;: 3 }," calcext:value-type="string">
            <text:p>"3-S1": { "id": 0x18, "name": "Arabian Heights", "timeLimit": 123, "hasGobbos": 0, "difficultyBonus": 1, "worldId": 3 },</text:p>
          </table:table-cell>
          <table:table-cell table:formula="of:=COM.MICROSOFT.CONCAT([.B26]; &quot;: &quot;; &quot;&quot;&quot;&quot;; [.A26]; &quot; - &quot;; [.C26]; &quot;&quot;&quot;,&quot;)" office:value-type="string" office:string-value="0x18: &quot;3-S1 - Arabian Heights&quot;," calcext:value-type="string">
            <text:p>0x18: "3-S1 - Arabian Heights",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27];&quot;&quot;&quot;: { &quot;&quot;id&quot;&quot;: &quot;;[.B27]; &quot;, &quot;&quot;name&quot;&quot;: &quot;&quot;&quot;; [.C27];&quot;&quot;&quot;, &quot;&quot;timeLimit&quot;&quot;: &quot;; [.D27]; &quot;, &quot;&quot;hasGobbos&quot;&quot;: &quot;;[.F27];&quot;, &quot;&quot;difficultyBonus&quot;&quot;: &quot;; [.G27];&quot;, &quot;&quot;worldId&quot;&quot;: &quot;;[.H27];&quot; },&quot;)" office:value-type="string" office:string-value="&quot;3-4&quot;: { &quot;id&quot;: 0x19, &quot;name&quot;: &quot;Sand and Freedom&quot;, &quot;timeLimit&quot;: 203, &quot;hasGobbos&quot;: 1, &quot;difficultyBonus&quot;: 1, &quot;worldId&quot;: 3 }," calcext:value-type="string">
            <text:p>"3-4": { "id": 0x19, "name": "Sand and Freedom", "timeLimit": 203, "hasGobbos": 1, "difficultyBonus": 1, "worldId": 3 },</text:p>
          </table:table-cell>
          <table:table-cell table:formula="of:=COM.MICROSOFT.CONCAT([.B27]; &quot;: &quot;; &quot;&quot;&quot;&quot;; [.A27]; &quot; - &quot;; [.C27]; &quot;&quot;&quot;,&quot;)" office:value-type="string" office:string-value="0x19: &quot;3-4 - Sand and Freedom&quot;," calcext:value-type="string">
            <text:p>0x19: "3-4 - Sand and Freedom",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28];&quot;&quot;&quot;: { &quot;&quot;id&quot;&quot;: &quot;;[.B28]; &quot;, &quot;&quot;name&quot;&quot;: &quot;&quot;&quot;; [.C28];&quot;&quot;&quot;, &quot;&quot;timeLimit&quot;&quot;: &quot;; [.D28]; &quot;, &quot;&quot;hasGobbos&quot;&quot;: &quot;;[.F28];&quot;, &quot;&quot;difficultyBonus&quot;&quot;: &quot;; [.G28];&quot;, &quot;&quot;worldId&quot;&quot;: &quot;;[.H28];&quot; },&quot;)" office:value-type="string" office:string-value="&quot;3-5&quot;: { &quot;id&quot;: 0x1a, &quot;name&quot;: &quot;Leap of Faith&quot;, &quot;timeLimit&quot;: 199, &quot;hasGobbos&quot;: 1, &quot;difficultyBonus&quot;: 1, &quot;worldId&quot;: 3 }," calcext:value-type="string">
            <text:p>"3-5": { "id": 0x1a, "name": "Leap of Faith", "timeLimit": 199, "hasGobbos": 1, "difficultyBonus": 1, "worldId": 3 },</text:p>
          </table:table-cell>
          <table:table-cell table:formula="of:=COM.MICROSOFT.CONCAT([.B28]; &quot;: &quot;; &quot;&quot;&quot;&quot;; [.A28]; &quot; - &quot;; [.C28]; &quot;&quot;&quot;,&quot;)" office:value-type="string" office:string-value="0x1a: &quot;3-5 - Leap of Faith&quot;," calcext:value-type="string">
            <text:p>0x1a: "3-5 - Leap of Faith",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29];&quot;&quot;&quot;: { &quot;&quot;id&quot;&quot;: &quot;;[.B29]; &quot;, &quot;&quot;name&quot;&quot;: &quot;&quot;&quot;; [.C29];&quot;&quot;&quot;, &quot;&quot;timeLimit&quot;&quot;: &quot;; [.D29]; &quot;, &quot;&quot;hasGobbos&quot;&quot;: &quot;;[.F29];&quot;, &quot;&quot;difficultyBonus&quot;&quot;: &quot;; [.G29];&quot;, &quot;&quot;worldId&quot;&quot;: &quot;;[.H29];&quot; },&quot;)" office:value-type="string" office:string-value="&quot;3-6&quot;: { &quot;id&quot;: 0x1b, &quot;name&quot;: &quot;Life’s a Beach&quot;, &quot;timeLimit&quot;: 133, &quot;hasGobbos&quot;: 1, &quot;difficultyBonus&quot;: 1, &quot;worldId&quot;: 3 }," calcext:value-type="string">
            <text:p>"3-6": { "id": 0x1b, "name": "Life’s a Beach", "timeLimit": 133, "hasGobbos": 1, "difficultyBonus": 1, "worldId": 3 },</text:p>
          </table:table-cell>
          <table:table-cell table:formula="of:=COM.MICROSOFT.CONCAT([.B29]; &quot;: &quot;; &quot;&quot;&quot;&quot;; [.A29]; &quot; - &quot;; [.C29]; &quot;&quot;&quot;,&quot;)" office:value-type="string" office:string-value="0x1b: &quot;3-6 - Life’s a Beach&quot;," calcext:value-type="string">
            <text:p>0x1b: "3-6 - Life’s a Beach",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30];&quot;&quot;&quot;: { &quot;&quot;id&quot;&quot;: &quot;;[.B30]; &quot;, &quot;&quot;name&quot;&quot;: &quot;&quot;&quot;; [.C30];&quot;&quot;&quot;, &quot;&quot;timeLimit&quot;&quot;: &quot;; [.D30]; &quot;, &quot;&quot;hasGobbos&quot;&quot;: &quot;;[.F30];&quot;, &quot;&quot;difficultyBonus&quot;&quot;: &quot;; [.G30];&quot;, &quot;&quot;worldId&quot;&quot;: &quot;;[.H30];&quot; },&quot;)" office:value-type="string" office:string-value="&quot;3-B2&quot;: { &quot;id&quot;: 0x1c, &quot;name&quot;: &quot;Cactus Jack’s Ranch&quot;, &quot;timeLimit&quot;: 0, &quot;hasGobbos&quot;: 0, &quot;difficultyBonus&quot;: 0, &quot;worldId&quot;: 3 }," calcext:value-type="string">
            <text:p>"3-B2": { "id": 0x1c, "name": "Cactus Jack’s Ranch", "timeLimit": 0, "hasGobbos": 0, "difficultyBonus": 0, "worldId": 3 },</text:p>
          </table:table-cell>
          <table:table-cell table:formula="of:=COM.MICROSOFT.CONCAT([.B30]; &quot;: &quot;; &quot;&quot;&quot;&quot;; [.A30]; &quot; - &quot;; [.C30]; &quot;&quot;&quot;,&quot;)" office:value-type="string" office:string-value="0x1c: &quot;3-B2 - Cactus Jack’s Ranch&quot;," calcext:value-type="string">
            <text:p>0x1c: "3-B2 - Cactus Jack’s Ranch"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&quot;&quot;&quot;&quot;;[.A31];&quot;&quot;&quot;: { &quot;&quot;id&quot;&quot;: &quot;;[.B31]; &quot;, &quot;&quot;name&quot;&quot;: &quot;&quot;&quot;; [.C31];&quot;&quot;&quot;, &quot;&quot;timeLimit&quot;&quot;: &quot;; [.D31]; &quot;, &quot;&quot;hasGobbos&quot;&quot;: &quot;;[.F31];&quot;, &quot;&quot;difficultyBonus&quot;&quot;: &quot;; [.G31];&quot;, &quot;&quot;worldId&quot;&quot;: &quot;;[.H31];&quot; },&quot;)" office:value-type="string" office:string-value="&quot;3-S2&quot;: { &quot;id&quot;: 0x1d, &quot;name&quot;: &quot;Defeato Burrito&quot;, &quot;timeLimit&quot;: 116, &quot;hasGobbos&quot;: 0, &quot;difficultyBonus&quot;: 0, &quot;worldId&quot;: 3 }," calcext:value-type="string">
            <text:p>"3-S2": { "id": 0x1d, "name": "Defeato Burrito", "timeLimit": 116, "hasGobbos": 0, "difficultyBonus": 0, "worldId": 3 },</text:p>
          </table:table-cell>
          <table:table-cell table:formula="of:=COM.MICROSOFT.CONCAT([.B31]; &quot;: &quot;; &quot;&quot;&quot;&quot;; [.A31]; &quot; - &quot;; [.C31]; &quot;&quot;&quot;,&quot;)" office:value-type="string" office:string-value="0x1d: &quot;3-S2 - Defeato Burrito&quot;," calcext:value-type="string">
            <text:p>0x1d: "3-S2 - Defeato Burrito",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32];&quot;&quot;&quot;: { &quot;&quot;id&quot;&quot;: &quot;;[.B32]; &quot;, &quot;&quot;name&quot;&quot;: &quot;&quot;&quot;; [.C32];&quot;&quot;&quot;, &quot;&quot;timeLimit&quot;&quot;: &quot;; [.D32]; &quot;, &quot;&quot;hasGobbos&quot;&quot;: &quot;;[.F32];&quot;, &quot;&quot;difficultyBonus&quot;&quot;: &quot;; [.G32];&quot;, &quot;&quot;worldId&quot;&quot;: &quot;;[.H32];&quot; },&quot;)" office:value-type="string" office:string-value="&quot;4-1&quot;: { &quot;id&quot;: 0x1e, &quot;name&quot;: &quot;The Tower of Power&quot;, &quot;timeLimit&quot;: 200, &quot;hasGobbos&quot;: 1, &quot;difficultyBonus&quot;: 1, &quot;worldId&quot;: 4 }," calcext:value-type="string">
            <text:p>"4-1": { "id": 0x1e, "name": "The Tower of Power", "timeLimit": 200, "hasGobbos": 1, "difficultyBonus": 1, "worldId": 4 },</text:p>
          </table:table-cell>
          <table:table-cell table:formula="of:=COM.MICROSOFT.CONCAT([.B32]; &quot;: &quot;; &quot;&quot;&quot;&quot;; [.A32]; &quot; - &quot;; [.C32]; &quot;&quot;&quot;,&quot;)" office:value-type="string" office:string-value="0x1e: &quot;4-1 - The Tower of Power&quot;," calcext:value-type="string">
            <text:p>0x1e: "4-1 - The Tower of Power",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33];&quot;&quot;&quot;: { &quot;&quot;id&quot;&quot;: &quot;;[.B33]; &quot;, &quot;&quot;name&quot;&quot;: &quot;&quot;&quot;; [.C33];&quot;&quot;&quot;, &quot;&quot;timeLimit&quot;&quot;: &quot;; [.D33]; &quot;, &quot;&quot;hasGobbos&quot;&quot;: &quot;;[.F33];&quot;, &quot;&quot;difficultyBonus&quot;&quot;: &quot;; [.G33];&quot;, &quot;&quot;worldId&quot;&quot;: &quot;;[.H33];&quot; },&quot;)" office:value-type="string" office:string-value="&quot;4-2&quot;: { &quot;id&quot;: 0x1f, &quot;name&quot;: &quot;Hassle in the Castle&quot;, &quot;timeLimit&quot;: 153, &quot;hasGobbos&quot;: 1, &quot;difficultyBonus&quot;: 0, &quot;worldId&quot;: 4 }," calcext:value-type="string">
            <text:p>"4-2": { "id": 0x1f, "name": "Hassle in the Castle", "timeLimit": 153, "hasGobbos": 1, "difficultyBonus": 0, "worldId": 4 },</text:p>
          </table:table-cell>
          <table:table-cell table:formula="of:=COM.MICROSOFT.CONCAT([.B33]; &quot;: &quot;; &quot;&quot;&quot;&quot;; [.A33]; &quot; - &quot;; [.C33]; &quot;&quot;&quot;,&quot;)" office:value-type="string" office:string-value="0x1f: &quot;4-2 - Hassle in the Castle&quot;," calcext:value-type="string">
            <text:p>0x1f: "4-2 - Hassle in the Castle",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34];&quot;&quot;&quot;: { &quot;&quot;id&quot;&quot;: &quot;;[.B34]; &quot;, &quot;&quot;name&quot;&quot;: &quot;&quot;&quot;; [.C34];&quot;&quot;&quot;, &quot;&quot;timeLimit&quot;&quot;: &quot;; [.D34]; &quot;, &quot;&quot;hasGobbos&quot;&quot;: &quot;;[.F34];&quot;, &quot;&quot;difficultyBonus&quot;&quot;: &quot;; [.G34];&quot;, &quot;&quot;worldId&quot;&quot;: &quot;;[.H34];&quot; },&quot;)" office:value-type="string" office:string-value="&quot;4-3&quot;: { &quot;id&quot;: 0x20, &quot;name&quot;: &quot;Dungeon of Defright&quot;, &quot;timeLimit&quot;: 89, &quot;hasGobbos&quot;: 1, &quot;difficultyBonus&quot;: 0, &quot;worldId&quot;: 4 }," calcext:value-type="string">
            <text:p>"4-3": { "id": 0x20, "name": "Dungeon of Defright", "timeLimit": 89, "hasGobbos": 1, "difficultyBonus": 0, "worldId": 4 },</text:p>
          </table:table-cell>
          <table:table-cell table:formula="of:=COM.MICROSOFT.CONCAT([.B34]; &quot;: &quot;; &quot;&quot;&quot;&quot;; [.A34]; &quot; - &quot;; [.C34]; &quot;&quot;&quot;,&quot;)" office:value-type="string" office:string-value="0x20: &quot;4-3 - Dungeon of Defright&quot;," calcext:value-type="string">
            <text:p>0x20: "4-3 - Dungeon of Defright",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35];&quot;&quot;&quot;: { &quot;&quot;id&quot;&quot;: &quot;;[.B35]; &quot;, &quot;&quot;name&quot;&quot;: &quot;&quot;&quot;; [.C35];&quot;&quot;&quot;, &quot;&quot;timeLimit&quot;&quot;: &quot;; [.D35]; &quot;, &quot;&quot;hasGobbos&quot;&quot;: &quot;;[.F35];&quot;, &quot;&quot;difficultyBonus&quot;&quot;: &quot;; [.G35];&quot;, &quot;&quot;worldId&quot;&quot;: &quot;;[.H35];&quot; },&quot;)" office:value-type="string" office:string-value="&quot;4-B1&quot;: { &quot;id&quot;: 0x21, &quot;name&quot;: &quot;Fosley’s Freaky Donut&quot;, &quot;timeLimit&quot;: 0, &quot;hasGobbos&quot;: 0, &quot;difficultyBonus&quot;: 0, &quot;worldId&quot;: 4 }," calcext:value-type="string">
            <text:p>"4-B1": { "id": 0x21, "name": "Fosley’s Freaky Donut", "timeLimit": 0, "hasGobbos": 0, "difficultyBonus": 0, "worldId": 4 },</text:p>
          </table:table-cell>
          <table:table-cell table:formula="of:=COM.MICROSOFT.CONCAT([.B35]; &quot;: &quot;; &quot;&quot;&quot;&quot;; [.A35]; &quot; - &quot;; [.C35]; &quot;&quot;&quot;,&quot;)" office:value-type="string" office:string-value="0x21: &quot;4-B1 - Fosley’s Freaky Donut&quot;," calcext:value-type="string">
            <text:p>0x21: "4-B1 - Fosley’s Freaky Donut"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36];&quot;&quot;&quot;: { &quot;&quot;id&quot;&quot;: &quot;;[.B36]; &quot;, &quot;&quot;name&quot;&quot;: &quot;&quot;&quot;; [.C36];&quot;&quot;&quot;, &quot;&quot;timeLimit&quot;&quot;: &quot;; [.D36]; &quot;, &quot;&quot;hasGobbos&quot;&quot;: &quot;;[.F36];&quot;, &quot;&quot;difficultyBonus&quot;&quot;: &quot;; [.G36];&quot;, &quot;&quot;worldId&quot;&quot;: &quot;;[.H36];&quot; },&quot;)" office:value-type="string" office:string-value="&quot;4-S1&quot;: { &quot;id&quot;: 0x22, &quot;name&quot;: &quot;Smash and See&quot;, &quot;timeLimit&quot;: 175, &quot;hasGobbos&quot;: 0, &quot;difficultyBonus&quot;: 0, &quot;worldId&quot;: 4 }," calcext:value-type="string">
            <text:p>"4-S1": { "id": 0x22, "name": "Smash and See", "timeLimit": 175, "hasGobbos": 0, "difficultyBonus": 0, "worldId": 4 },</text:p>
          </table:table-cell>
          <table:table-cell table:formula="of:=COM.MICROSOFT.CONCAT([.B36]; &quot;: &quot;; &quot;&quot;&quot;&quot;; [.A36]; &quot; - &quot;; [.C36]; &quot;&quot;&quot;,&quot;)" office:value-type="string" office:string-value="0x22: &quot;4-S1 - Smash and See&quot;," calcext:value-type="string">
            <text:p>0x22: "4-S1 - Smash and See",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37];&quot;&quot;&quot;: { &quot;&quot;id&quot;&quot;: &quot;;[.B37]; &quot;, &quot;&quot;name&quot;&quot;: &quot;&quot;&quot;; [.C37];&quot;&quot;&quot;, &quot;&quot;timeLimit&quot;&quot;: &quot;; [.D37]; &quot;, &quot;&quot;hasGobbos&quot;&quot;: &quot;;[.F37];&quot;, &quot;&quot;difficultyBonus&quot;&quot;: &quot;; [.G37];&quot;, &quot;&quot;worldId&quot;&quot;: &quot;;[.H37];&quot; },&quot;)" office:value-type="string" office:string-value="&quot;4-4&quot;: { &quot;id&quot;: 0x23, &quot;name&quot;: &quot;Ballistic Meg’s Fairway&quot;, &quot;timeLimit&quot;: 178, &quot;hasGobbos&quot;: 1, &quot;difficultyBonus&quot;: 0, &quot;worldId&quot;: 4 }," calcext:value-type="string">
            <text:p>"4-4": { "id": 0x23, "name": "Ballistic Meg’s Fairway", "timeLimit": 178, "hasGobbos": 1, "difficultyBonus": 0, "worldId": 4 },</text:p>
          </table:table-cell>
          <table:table-cell table:formula="of:=COM.MICROSOFT.CONCAT([.B37]; &quot;: &quot;; &quot;&quot;&quot;&quot;; [.A37]; &quot; - &quot;; [.C37]; &quot;&quot;&quot;,&quot;)" office:value-type="string" office:string-value="0x23: &quot;4-4 - Ballistic Meg’s Fairway&quot;," calcext:value-type="string">
            <text:p>0x23: "4-4 - Ballistic Meg’s Fairway",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38];&quot;&quot;&quot;: { &quot;&quot;id&quot;&quot;: &quot;;[.B38]; &quot;, &quot;&quot;name&quot;&quot;: &quot;&quot;&quot;; [.C38];&quot;&quot;&quot;, &quot;&quot;timeLimit&quot;&quot;: &quot;; [.D38]; &quot;, &quot;&quot;hasGobbos&quot;&quot;: &quot;;[.F38];&quot;, &quot;&quot;difficultyBonus&quot;&quot;: &quot;; [.G38];&quot;, &quot;&quot;worldId&quot;&quot;: &quot;;[.H38];&quot; },&quot;)" office:value-type="string" office:string-value="&quot;4-5&quot;: { &quot;id&quot;: 0x24, &quot;name&quot;: &quot;Swipe Swiftly’s Wicked Ride&quot;, &quot;timeLimit&quot;: 180, &quot;hasGobbos&quot;: 1, &quot;difficultyBonus&quot;: 0, &quot;worldId&quot;: 4 }," calcext:value-type="string">
            <text:p>"4-5": { "id": 0x24, "name": "Swipe Swiftly’s Wicked Ride", "timeLimit": 180, "hasGobbos": 1, "difficultyBonus": 0, "worldId": 4 },</text:p>
          </table:table-cell>
          <table:table-cell table:formula="of:=COM.MICROSOFT.CONCAT([.B38]; &quot;: &quot;; &quot;&quot;&quot;&quot;; [.A38]; &quot; - &quot;; [.C38]; &quot;&quot;&quot;,&quot;)" office:value-type="string" office:string-value="0x24: &quot;4-5 - Swipe Swiftly’s Wicked Ride&quot;," calcext:value-type="string">
            <text:p>0x24: "4-5 - Swipe Swiftly’s Wicked Ride",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t Platform Pete’s Lair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39];&quot;&quot;&quot;: { &quot;&quot;id&quot;&quot;: &quot;;[.B39]; &quot;, &quot;&quot;name&quot;&quot;: &quot;&quot;&quot;; [.C39];&quot;&quot;&quot;, &quot;&quot;timeLimit&quot;&quot;: &quot;; [.D39]; &quot;, &quot;&quot;hasGobbos&quot;&quot;: &quot;;[.F39];&quot;, &quot;&quot;difficultyBonus&quot;&quot;: &quot;; [.G39];&quot;, &quot;&quot;worldId&quot;&quot;: &quot;;[.H39];&quot; },&quot;)" office:value-type="string" office:string-value="&quot;4-6&quot;: { &quot;id&quot;: 0x25, &quot;name&quot;: &quot;Panic at Platform Pete’s Lair&quot;, &quot;timeLimit&quot;: 214, &quot;hasGobbos&quot;: 1, &quot;difficultyBonus&quot;: 0, &quot;worldId&quot;: 4 }," calcext:value-type="string">
            <text:p>"4-6": { "id": 0x25, "name": "Panic at Platform Pete’s Lair", "timeLimit": 214, "hasGobbos": 1, "difficultyBonus": 0, "worldId": 4 },</text:p>
          </table:table-cell>
          <table:table-cell table:formula="of:=COM.MICROSOFT.CONCAT([.B39]; &quot;: &quot;; &quot;&quot;&quot;&quot;; [.A39]; &quot; - &quot;; [.C39]; &quot;&quot;&quot;,&quot;)" office:value-type="string" office:string-value="0x25: &quot;4-6 - Panic at Platform Pete’s Lair&quot;," calcext:value-type="string">
            <text:p>0x25: "4-6 - Panic at Platform Pete’s Lair",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40];&quot;&quot;&quot;: { &quot;&quot;id&quot;&quot;: &quot;;[.B40]; &quot;, &quot;&quot;name&quot;&quot;: &quot;&quot;&quot;; [.C40];&quot;&quot;&quot;, &quot;&quot;timeLimit&quot;&quot;: &quot;; [.D40]; &quot;, &quot;&quot;hasGobbos&quot;&quot;: &quot;;[.F40];&quot;, &quot;&quot;difficultyBonus&quot;&quot;: &quot;; [.G40];&quot;, &quot;&quot;worldId&quot;&quot;: &quot;;[.H40];&quot; },&quot;)" office:value-type="string" office:string-value="&quot;4-B2&quot;: { &quot;id&quot;: 0x26, &quot;name&quot;: &quot;Baron Dante’s Funky Inferno&quot;, &quot;timeLimit&quot;: 0, &quot;hasGobbos&quot;: 0, &quot;difficultyBonus&quot;: 0, &quot;worldId&quot;: 4 }," calcext:value-type="string">
            <text:p>"4-B2": { "id": 0x26, "name": "Baron Dante’s Funky Inferno", "timeLimit": 0, "hasGobbos": 0, "difficultyBonus": 0, "worldId": 4 },</text:p>
          </table:table-cell>
          <table:table-cell table:formula="of:=COM.MICROSOFT.CONCAT([.B40]; &quot;: &quot;; &quot;&quot;&quot;&quot;; [.A40]; &quot; - &quot;; [.C40]; &quot;&quot;&quot;,&quot;)" office:value-type="string" office:string-value="0x26: &quot;4-B2 - Baron Dante’s Funky Inferno&quot;," calcext:value-type="string">
            <text:p>0x26: "4-B2 - Baron Dante’s Funky Inferno"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&quot;&quot;&quot;&quot;;[.A41];&quot;&quot;&quot;: { &quot;&quot;id&quot;&quot;: &quot;;[.B41]; &quot;, &quot;&quot;name&quot;&quot;: &quot;&quot;&quot;; [.C41];&quot;&quot;&quot;, &quot;&quot;timeLimit&quot;&quot;: &quot;; [.D41]; &quot;, &quot;&quot;hasGobbos&quot;&quot;: &quot;;[.F41];&quot;, &quot;&quot;difficultyBonus&quot;&quot;: &quot;; [.G41];&quot;, &quot;&quot;worldId&quot;&quot;: &quot;;[.H41];&quot; },&quot;)" office:value-type="string" office:string-value="&quot;4-S2&quot;: { &quot;id&quot;: 0x27, &quot;name&quot;: &quot;Jailhouse Croc&quot;, &quot;timeLimit&quot;: 98, &quot;hasGobbos&quot;: 0, &quot;difficultyBonus&quot;: 0, &quot;worldId&quot;: 4 }," calcext:value-type="string">
            <text:p>"4-S2": { "id": 0x27, "name": "Jailhouse Croc", "timeLimit": 98, "hasGobbos": 0, "difficultyBonus": 0, "worldId": 4 },</text:p>
          </table:table-cell>
          <table:table-cell table:formula="of:=COM.MICROSOFT.CONCAT([.B41]; &quot;: &quot;; &quot;&quot;&quot;&quot;; [.A41]; &quot; - &quot;; [.C41]; &quot;&quot;&quot;,&quot;)" office:value-type="string" office:string-value="0x27: &quot;4-S2 - Jailhouse Croc&quot;," calcext:value-type="string">
            <text:p>0x27: "4-S2 - Jailhouse Croc",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&quot;&quot;&quot;&quot;;[.A42];&quot;&quot;&quot;: { &quot;&quot;id&quot;&quot;: &quot;;[.B42]; &quot;, &quot;&quot;name&quot;&quot;: &quot;&quot;&quot;; [.C42];&quot;&quot;&quot;, &quot;&quot;timeLimit&quot;&quot;: &quot;; [.D42]; &quot;, &quot;&quot;hasGobbos&quot;&quot;: &quot;;[.F42];&quot;, &quot;&quot;difficultyBonus&quot;&quot;: &quot;; [.G42];&quot;, &quot;&quot;worldId&quot;&quot;: &quot;;[.H42];&quot; },&quot;)" office:value-type="string" office:string-value="&quot;5-1&quot;: { &quot;id&quot;: 0x28, &quot;name&quot;: &quot;And So the Adventure Returns&quot;, &quot;timeLimit&quot;: 118, &quot;hasGobbos&quot;: 0, &quot;difficultyBonus&quot;: 1, &quot;worldId&quot;: 5 }," calcext:value-type="string">
            <text:p>"5-1": { "id": 0x28, "name": "And So the Adventure Returns", "timeLimit": 118, "hasGobbos": 0, "difficultyBonus": 1, "worldId": 5 },</text:p>
          </table:table-cell>
          <table:table-cell table:formula="of:=COM.MICROSOFT.CONCAT([.B42]; &quot;: &quot;; &quot;&quot;&quot;&quot;; [.A42]; &quot; - &quot;; [.C42]; &quot;&quot;&quot;,&quot;)" office:value-type="string" office:string-value="0x28: &quot;5-1 - And So the Adventure Returns&quot;," calcext:value-type="string">
            <text:p>0x28: "5-1 - And So the Adventure Returns",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&quot;&quot;&quot;&quot;;[.A43];&quot;&quot;&quot;: { &quot;&quot;id&quot;&quot;: &quot;;[.B43]; &quot;, &quot;&quot;name&quot;&quot;: &quot;&quot;&quot;; [.C43];&quot;&quot;&quot;, &quot;&quot;timeLimit&quot;&quot;: &quot;; [.D43]; &quot;, &quot;&quot;hasGobbos&quot;&quot;: &quot;;[.F43];&quot;, &quot;&quot;difficultyBonus&quot;&quot;: &quot;; [.G43];&quot;, &quot;&quot;worldId&quot;&quot;: &quot;;[.H43];&quot; },&quot;)" office:value-type="string" office:string-value="&quot;5-2&quot;: { &quot;id&quot;: 0x29, &quot;name&quot;: &quot;Diet Brrrrr&quot;, &quot;timeLimit&quot;: 126, &quot;hasGobbos&quot;: 0, &quot;difficultyBonus&quot;: 1, &quot;worldId&quot;: 5 }," calcext:value-type="string">
            <text:p>"5-2": { "id": 0x29, "name": "Diet Brrrrr", "timeLimit": 126, "hasGobbos": 0, "difficultyBonus": 1, "worldId": 5 },</text:p>
          </table:table-cell>
          <table:table-cell table:formula="of:=COM.MICROSOFT.CONCAT([.B43]; &quot;: &quot;; &quot;&quot;&quot;&quot;; [.A43]; &quot; - &quot;; [.C43]; &quot;&quot;&quot;,&quot;)" office:value-type="string" office:string-value="0x29: &quot;5-2 - Diet Brrrrr&quot;," calcext:value-type="string">
            <text:p>0x29: "5-2 - Diet Brrrrr",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CONCAT(&quot;&quot;&quot;&quot;;[.A44];&quot;&quot;&quot;: { &quot;&quot;id&quot;&quot;: &quot;;[.B44]; &quot;, &quot;&quot;name&quot;&quot;: &quot;&quot;&quot;; [.C44];&quot;&quot;&quot;, &quot;&quot;timeLimit&quot;&quot;: &quot;; [.D44]; &quot;, &quot;&quot;hasGobbos&quot;&quot;: &quot;;[.F44];&quot;, &quot;&quot;difficultyBonus&quot;&quot;: &quot;; [.G44];&quot;, &quot;&quot;worldId&quot;&quot;: &quot;;[.H44];&quot; },&quot;)" office:value-type="string" office:string-value="&quot;5-3&quot;: { &quot;id&quot;: 0x2a, &quot;name&quot;: &quot;Trial on the Nile&quot;, &quot;timeLimit&quot;: 163, &quot;hasGobbos&quot;: 0, &quot;difficultyBonus&quot;: 2, &quot;worldId&quot;: 5 }," calcext:value-type="string">
            <text:p>"5-3": { "id": 0x2a, "name": "Trial on the Nile", "timeLimit": 163, "hasGobbos": 0, "difficultyBonus": 2, "worldId": 5 },</text:p>
          </table:table-cell>
          <table:table-cell table:formula="of:=COM.MICROSOFT.CONCAT([.B44]; &quot;: &quot;; &quot;&quot;&quot;&quot;; [.A44]; &quot; - &quot;; [.C44]; &quot;&quot;&quot;,&quot;)" office:value-type="string" office:string-value="0x2a: &quot;5-3 - Trial on the Nile&quot;," calcext:value-type="string">
            <text:p>0x2a: "5-3 - Trial on the Nile",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&quot;&quot;&quot;&quot;;[.A45];&quot;&quot;&quot;: { &quot;&quot;id&quot;&quot;: &quot;;[.B45]; &quot;, &quot;&quot;name&quot;&quot;: &quot;&quot;&quot;; [.C45];&quot;&quot;&quot;, &quot;&quot;timeLimit&quot;&quot;: &quot;; [.D45]; &quot;, &quot;&quot;hasGobbos&quot;&quot;: &quot;;[.F45];&quot;, &quot;&quot;difficultyBonus&quot;&quot;: &quot;; [.G45];&quot;, &quot;&quot;worldId&quot;&quot;: &quot;;[.H45];&quot; },&quot;)" office:value-type="string" office:string-value="&quot;5-4&quot;: { &quot;id&quot;: 0x2b, &quot;name&quot;: &quot;Crox Interactive&quot;, &quot;timeLimit&quot;: 119, &quot;hasGobbos&quot;: 0, &quot;difficultyBonus&quot;: 0, &quot;worldId&quot;: 5 }," calcext:value-type="string">
            <text:p>"5-4": { "id": 0x2b, "name": "Crox Interactive", "timeLimit": 119, "hasGobbos": 0, "difficultyBonus": 0, "worldId": 5 },</text:p>
          </table:table-cell>
          <table:table-cell table:formula="of:=COM.MICROSOFT.CONCAT([.B45]; &quot;: &quot;; &quot;&quot;&quot;&quot;; [.A45]; &quot; - &quot;; [.C45]; &quot;&quot;&quot;,&quot;)" office:value-type="string" office:string-value="0x2b: &quot;5-4 - Crox Interactive&quot;," calcext:value-type="string">
            <text:p>0x2b: "5-4 - Crox Interactive",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&quot;&quot;&quot;&quot;;[.A46];&quot;&quot;&quot;: { &quot;&quot;id&quot;&quot;: &quot;;[.B46]; &quot;, &quot;&quot;name&quot;&quot;: &quot;&quot;&quot;; [.C46];&quot;&quot;&quot;, &quot;&quot;timeLimit&quot;&quot;: &quot;; [.D46]; &quot;, &quot;&quot;hasGobbos&quot;&quot;: &quot;;[.F46];&quot;, &quot;&quot;difficultyBonus&quot;&quot;: &quot;; [.G46];&quot;, &quot;&quot;worldId&quot;&quot;: &quot;;[.H46];&quot; },&quot;)" office:value-type="string" office:string-value="&quot;5-B&quot;: { &quot;id&quot;: 0x2c, &quot;name&quot;: &quot;Secret Sentinel&quot;, &quot;timeLimit&quot;: 0, &quot;hasGobbos&quot;: 0, &quot;difficultyBonus&quot;: 0, &quot;worldId&quot;: 5 }," calcext:value-type="string">
            <text:p>"5-B": { "id": 0x2c, "name": "Secret Sentinel", "timeLimit": 0, "hasGobbos": 0, "difficultyBonus": 0, "worldId": 5 },</text:p>
          </table:table-cell>
          <table:table-cell table:formula="of:=COM.MICROSOFT.CONCAT([.B46]; &quot;: &quot;; &quot;&quot;&quot;&quot;; [.A46]; &quot; - &quot;; [.C46]; &quot;&quot;&quot;,&quot;)" office:value-type="string" office:string-value="0x2c: &quot;5-B - Secret Sentinel&quot;," calcext:value-type="string">
            <text:p>0x2c: "5-B - Secret Sentinel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00:32:53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08T14:41:15.161000000</meta:creation-date>
    <dc:date>2021-09-25T00:35:52.721000000</dc:date>
    <meta:editing-duration>P1DT4H42M26S</meta:editing-duration>
    <meta:editing-cycles>57</meta:editing-cycles>
    <meta:generator>LibreOffice/7.1.2.2$Windows_X86_64 LibreOffice_project/8a45595d069ef5570103caea1b71cc9d82b2aae4</meta:generator>
    <meta:document-statistic meta:table-count="1" meta:cell-count="460" meta:object-count="0"/>
  </office:meta>
</office:document-meta>
</file>